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3">
      <style:paragraph-properties fo:text-align="justify" style:justify-single-word="fals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R – API REST Python</text:p>
      <text:p text:style-name="P1"/>
      <text:p text:style-name="P1"/>
      <text:p text:style-name="P1"/>
      <text:p text:style-name="P1"/>
      <text:p text:style-name="P1"/>
      <text:h text:style-name="P2" text:outline-level="1">Contexte :</text:h>
      <text:p text:style-name="P1">Se familiariser avec les API RESTful Python, définir le lien entre les API et les bases de données et développer une application web permettant de rendre de l’information et des fonctionnalités accessibles via internet avec python (Flask, RESTful). </text:p>
      <text:p text:style-name="P1"/>
      <text:p text:style-name="P1"/>
      <text:h text:style-name="P2" text:outline-level="1">Problématique(s) :</text:h>
      <text:p text:style-name="P1">Comment mettre en place une application RESTFul avec Flask?</text:p>
      <text:p text:style-name="P1">Comment utiliser les méthodes HTTP (GET, POST, DELETE, PUT) ?</text:p>
      <text:p text:style-name="P1">Comment fonctionne <text:s/>POSTMAN ?</text:p>
      <text:p text:style-name="P1">Comment créer de la <text:s/>documentation avec Swagger ?</text:p>
      <text:p text:style-name="P1"/>
      <text:p text:style-name="P1"/>
      <text:h text:style-name="P2" text:outline-level="1">Mots clés : </text:h>
      <text:list xml:id="list1866480620" text:style-name="L1">
        <text:list-item>
          <text:p text:style-name="P3">API: L'API (Application Programming Interface) est une interface de programmation de logiciels qui permet à deux applications ou systèmes informatiques de communiquer entre eux. Elle définit les règles, les protocoles et les outils qui permettent à un développeur de créer des applications qui peuvent interagir avec un service ou une plateforme donnée.</text:p>
          <text:p text:style-name="P3">Les API permettent à des applications tierces d'accéder aux fonctionnalités et aux données d'une application ou d'un système, en fournissant une interface standardisée pour communiquer avec eux. Cela facilite l'intégration de différentes applications et systèmes, ce qui permet d'optimiser les flux de travail et de créer des solutions plus complètes pour les utilisateurs finaux.</text:p>
        </text:list-item>
      </text:list>
      <text:p text:style-name="P1"/>
      <text:list xml:id="list164712990575766" text:continue-numbering="true" text:style-name="L1">
        <text:list-item>
          <text:p text:style-name="P3">REST: REST (Representational State Transfer) est un style d'architecture logicielle pour la conception de services web. Il s'agit d'un ensemble de principes et de contraintes pour le développement d'API, qui permettent de créer des systèmes web évolutifs, simples et efficaces.</text:p>
          <text:p text:style-name="P3">L'approche REST repose sur l'utilisation d'URLs pour identifier les ressources et les opérations à effectuer sur ces ressources. Les ressources sont représentées par des objets de données (comme des images, des fichiers ou des données) qui peuvent être manipulés à l'aide de méthodes standardisées telles que GET, POST, PUT et DELETE</text:p>
        </text:list-item>
      </text:list>
      <text:p text:style-name="P1"/>
      <text:list xml:id="list164712454008473" text:continue-numbering="true" text:style-name="L1">
        <text:list-item>
          <text:p text:style-name="P3">RESTful: une API RESTful est une interface web basée sur les principes de l'architecture REST, qui fournit un accès uniforme et simple aux ressources à travers des méthodes HTTP standard.</text:p>
        </text:list-item>
      </text:list>
      <text:p text:style-name="P1"/>
      <text:list xml:id="list164711641887940" text:continue-numbering="true" text:style-name="L1">
        <text:list-item>
          <text:p text:style-name="P3">FastAPI: FastAPI est un framework open-source de développement web pour les API basées sur Python 3.6+ et les annotations de type Python. Il est conçu pour être rapide, facile à utiliser et pour fournir une documentation automatique et interactive pour les API.</text:p>
        </text:list-item>
      </text:list>
      <text:p text:style-name="P1"/>
      <text:p text:style-name="P1"><text:soft-page-break/></text:p>
      <text:list xml:id="list164711645878416" text:continue-numbering="true" text:style-name="L1">
        <text:list-item>
          <text:p text:style-name="P3">SOAP: SOAP (Simple Object Access Protocol) est un protocole de communication basé sur XML utilisé pour échanger des messages entre des applications ou des services web. Il s'agit d'un protocole standardisé qui définit la structure et les règles de communication pour les services web.</text:p>
        </text:list-item>
      </text:list>
      <text:p text:style-name="P1"/>
      <text:list xml:id="list164712793556331" text:continue-numbering="true" text:style-name="L1">
        <text:list-item>
          <text:p text:style-name="P3">URI: URI (Uniform Resource Identifier) est une chaîne de caractères qui identifie de manière unique une ressource sur un réseau. Les URI sont utilisées pour identifier les ressources web telles que des pages HTML, des images, des fichiers de données ou des services web.</text:p>
        </text:list-item>
      </text:list>
      <text:p text:style-name="P1"/>
      <text:list xml:id="list164711381505379" text:continue-numbering="true" text:style-name="L1">
        <text:list-item>
          <text:p text:style-name="P3">HTTP: HTTP (Hypertext Transfer Protocol) est un protocole de communication utilisé pour l'échange de données sur le World Wide Web. Il s'agit d'un protocole client-serveur, où le client envoie une requête au serveur et le serveur renvoie une réponse.</text:p>
        </text:list-item>
      </text:list>
      <text:p text:style-name="P1"/>
      <text:list xml:id="list164711485864398" text:continue-numbering="true" text:style-name="L1">
        <text:list-item>
          <text:p text:style-name="P3">HTTPS: HTTPS (Hypertext Transfer Protocol Secure) est une version sécurisée du protocole HTTP utilisé pour l'échange de données sur le World Wide Web. HTTPS utilise une couche de chiffrement SSL (Secure Socket Layer) ou TLS (Transport Layer Security) pour sécuriser les échanges de données entre le client et le serveur.</text:p>
        </text:list-item>
      </text:list>
      <text:p text:style-name="P1"/>
      <text:list xml:id="list164712458511438" text:continue-numbering="true" text:style-name="L1">
        <text:list-item>
          <text:p text:style-name="P3">GET: GET est une méthode du protocole HTTP (Hypertext Transfer Protocol) utilisée pour récupérer des données à partir d'un serveur web. Lorsqu'un client envoie une requête GET à un serveur web, il demande la récupération de la ressource identifiée par l'URI (Uniform Resource Identifier) spécifiée dans la requête.</text:p>
        </text:list-item>
      </text:list>
      <text:p text:style-name="P1"/>
      <text:list xml:id="list164713083056686" text:continue-numbering="true" text:style-name="L1">
        <text:list-item>
          <text:p text:style-name="P3">POST: POST est une méthode du protocole HTTP (Hypertext Transfer Protocol) utilisée pour envoyer des données à un serveur web pour traitement. Lorsqu'un client envoie une requête POST à un serveur web, il envoie les données dans le corps de la requête, plutôt que dans l'URI comme avec la méthode GET.</text:p>
        </text:list-item>
      </text:list>
      <text:p text:style-name="P1"/>
      <text:list xml:id="list164712200590465" text:continue-numbering="true" text:style-name="L1">
        <text:list-item>
          <text:p text:style-name="P3">PUT: PUT est une méthode du protocole HTTP (Hypertext Transfer Protocol) utilisée pour mettre à jour ou remplacer une ressource sur un serveur web. Lorsqu'un client envoie une requête PUT à un serveur web, il envoie une nouvelle représentation complète de la ressource à mettre à jour, qui remplace entièrement l'ancienne version de la ressource.</text:p>
        </text:list-item>
      </text:list>
      <text:p text:style-name="P1"/>
      <text:list xml:id="list164713066710367" text:continue-numbering="true" text:style-name="L1">
        <text:list-item>
          <text:p text:style-name="P3">Routage: En informatique, le routage fait référence au processus de détermination de la meilleure route pour transférer des données d'un réseau à un autre ou d'un périphérique à un autre au sein d'un même réseau. Le routage est un aspect important des réseaux informatiques car il permet de transférer des données de manière efficace et sécurisée entre les différents points d'un réseau.</text:p>
        </text:list-item>
      </text:list>
      <text:p text:style-name="P1"/>
      <text:list xml:id="list164712364583934" text:continue-numbering="true" text:style-name="L1">
        <text:list-item>
          <text:p text:style-name="P3">Endpoint: En informatique, un endpoint est un point d'accès ou une URL (Uniform Resource Locator) qui est exposé par une application web ou une API (Application Programming Interface) pour permettre à d'autres applications ou services de communiquer avec elle. Les endpoints sont souvent utilisés pour effectuer des opérations spécifiques sur une ressource, comme récupérer, créer, mettre à jour ou supprimer des données.</text:p>
        </text:list-item>
      </text:list>
      <text:p text:style-name="P1"/>
      <text:list xml:id="list164712636896476" text:continue-numbering="true" text:style-name="L1">
        <text:list-item>
          <text:p text:style-name="P3">Postman: Postman est une plateforme de développement et de test d'API (Application <text:soft-page-break/>Programming Interface) qui permet aux développeurs de créer, tester et documenter facilement des API. Postman est une application gratuite qui peut être installée sur Windows, Mac et Linux, et qui fournit une interface utilisateur graphique conviviale pour tester les endpoints d'une API.</text:p>
        </text:list-item>
      </text:list>
      <text:p text:style-name="P1"/>
      <text:list xml:id="list164711690596302" text:continue-numbering="true" text:style-name="L1">
        <text:list-item>
          <text:p text:style-name="P3">Swagger: Swagger est une suite d'outils open source pour la conception, la construction, la documentation et la consommation d'API (Application Programming Interfaces). Swagger est utilisé pour décrire des API RESTful (Representational State Transfer) et générer automatiquement la documentation de l'API.</text:p>
        </text:list-item>
      </text:list>
      <text:p text:style-name="P1"/>
      <text:list xml:id="list164711245793633" text:continue-numbering="true" text:style-name="L1">
        <text:list-item>
          <text:p text:style-name="P3">Marshmallow: Marshmallow est une bibliothèque Python pour la sérialisation et la désérialisation d'objets Python en JSON, YAML ou autres formats de données. Marshmallow est souvent utilisé en combinaison avec des frameworks Web Python tels que Flask et Django pour faciliter la création d'API Web.</text:p>
          <text:p text:style-name="P3">Marshmallow fournit un ensemble d'outils pour valider et formater les données, pour les sérialiser en formats JSON ou YAML et pour les désérialiser en objets Python. Marshmallow utilise des schémas pour définir la structure de l'objet et les règles de validation, ce qui facilite la transformation de données complexes en structures de données plus simples pour les applications Web.</text:p>
        </text:list-item>
      </text:list>
      <text:p text:style-name="P1"/>
      <text:list xml:id="list164711298439976" text:continue-numbering="true" text:style-name="L1">
        <text:list-item>
          <text:p text:style-name="P3">DASH: DASH est un framework Python pour la création d'applications Web interactives et réactives. DASH est construit sur les bibliothèques Plotly et Flask, et permet aux développeurs de créer des applications Web interactives en utilisant des composants de haut niveau tels que des tableaux de bord, des graphiques et des visualisations de données.</text:p>
        </text:list-item>
      </text:list>
      <text:p text:style-name="P1"/>
      <text:p text:style-name="P1"/>
      <text:h text:style-name="P2" text:outline-level="1">Hypothèses :</text:h>
      <text:list xml:id="list2952928583" text:style-name="L2">
        <text:list-item>
          <text:p text:style-name="P4">Une requête GET d’une API retourne un fichier Json. (Adrien) </text:p>
        </text:list-item>
      </text:list>
      <text:p text:style-name="P1"/>
      <text:list xml:id="list164711662795884" text:continue-numbering="true" text:style-name="L2">
        <text:list-item>
          <text:p text:style-name="P4">Pour sécuriser une API, il faut utiliser la méthode POST et non GET. (Osman) </text:p>
        </text:list-item>
      </text:list>
      <text:p text:style-name="P1"/>
      <text:list xml:id="list164713084568133" text:continue-numbering="true" text:style-name="L2">
        <text:list-item>
          <text:p text:style-name="P4">Les API nécessitent des serveurs. (Solenn) </text:p>
        </text:list-item>
      </text:list>
      <text:p text:style-name="P1"/>
      <text:list xml:id="list164712137846821" text:continue-numbering="true" text:style-name="L2">
        <text:list-item>
          <text:p text:style-name="P4">RESt et RESTful se differencie par l’architecture. (Jean Paul) </text:p>
        </text:list-item>
      </text:list>
      <text:p text:style-name="P1"/>
      <text:list xml:id="list164712813705803" text:continue-numbering="true" text:style-name="L2">
        <text:list-item>
          <text:p text:style-name="P4">Une API nécessite un URI et un endpoint. (Aude) </text:p>
        </text:list-item>
      </text:list>
      <text:p text:style-name="P1"/>
      <text:list xml:id="list164712005270819" text:continue-numbering="true" text:style-name="L2">
        <text:list-item>
          <text:p text:style-name="P4">On peut utiliser une API avec d’autres méthodes que GET et POST. (Tetyana) </text:p>
        </text:list-item>
      </text:list>
      <text:p text:style-name="P1"/>
      <text:list xml:id="list164712337221302" text:continue-numbering="true" text:style-name="L2">
        <text:list-item>
          <text:p text:style-name="P4">Pour qu’une API soit REST, elle doit suivre un ensemble de méthodes. (Nicolas) </text:p>
        </text:list-item>
      </text:list>
      <text:p text:style-name="P1"/>
      <text:list xml:id="list164711896331375" text:continue-numbering="true" text:style-name="L2">
        <text:list-item>
          <text:p text:style-name="P4">Une API SOAP permet d’utiliser un Swagger tandis qu’une API REST ne le permet pas. (Etienne) </text:p>
        </text:list-item>
      </text:list>
      <text:p text:style-name="P1"/>
      <text:list xml:id="list164713026748883" text:continue-numbering="true" text:style-name="L2">
        <text:list-item>
          <text:p text:style-name="P4">La rédaction d’une requête GET est soumise à une écriture spécifique. (Loïc Ier) </text:p>
        </text:list-item>
      </text:list>
      <text:p text:style-name="P1"/>
      <text:list xml:id="list164711427594653" text:continue-numbering="true" text:style-name="L2">
        <text:list-item>
          <text:p text:style-name="P4">Pour utiliser l’API REST, il faut d’abord construire un URI(Adeline) </text:p>
        </text:list-item>
      </text:list>
      <text:p text:style-name="P1"/>
      <text:list xml:id="list164711616811308" text:continue-numbering="true" text:style-name="L2">
        <text:list-item>
          <text:p text:style-name="P4"><text:soft-page-break/>Les API permettent de sécuriser les données des applications web. (Axel) </text:p>
        </text:list-item>
      </text:list>
      <text:p text:style-name="P1"/>
      <text:list xml:id="list164711956556969" text:continue-numbering="true" text:style-name="L2">
        <text:list-item>
          <text:p text:style-name="P4">A travers l’API, la méthode PUT permet d’insérer un document dans la base de données tandis que DELETE la supprime. (Briand) </text:p>
        </text:list-item>
      </text:list>
      <text:p text:style-name="P1"/>
      <text:list xml:id="list164711301187799" text:continue-numbering="true" text:style-name="L2">
        <text:list-item>
          <text:p text:style-name="P4">Les échanges de données à travers SOAP sont plus sécurisés que ceux effectués sur les autres API. (Seydou) </text:p>
        </text:list-item>
      </text:list>
      <text:p text:style-name="P1"/>
      <text:list xml:id="list164711469143306" text:continue-numbering="true" text:style-name="L2">
        <text:list-item>
          <text:p text:style-name="P4">Une API permet de faciliter la communication entre plusieurs langages. <text:s/>(Loïc II)</text:p>
        </text:list-item>
      </text:list>
      <text:p text:style-name="P1"/>
      <text:p text:style-name="P1"/>
      <text:h text:style-name="P2" text:outline-level="1">Plan d'action :</text:h>
      <text:list text:style-name="L3">
        <text:list-item>
          <text:p text:style-name="P5">Explorer les ressources</text:p>
        </text:list-item>
        <text:list-item>
          <text:p text:style-name="P5">Définir et comprendre les mots clés</text:p>
        </text:list-item>
        <text:list-item>
          <text:p text:style-name="P5">Répondre aux problématiques</text:p>
        </text:list-item>
        <text:list-item>
          <text:p text:style-name="P5">Vérifier les hypothèses</text:p>
        </text:list-item>
        <text:list-item>
          <text:p text:style-name="P5">Comparaison entre API REST et SOAP</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style:font-name="Calibri" fo:font-family="Calibri"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line-height="100%"/>
      <style:text-properties style:font-name="Calibri" fo:font-family="Calibri" style:font-family-generic="swiss" style:font-pitch="variable"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24T11:00:42.158000000</dc:date>
    <meta:editing-duration>PT1H38S</meta:editing-duration>
    <meta:editing-cycles>3</meta:editing-cycles>
    <meta:generator>LibreOffice/7.4.2.3$Windows_X86_64 LibreOffice_project/382eef1f22670f7f4118c8c2dd222ec7ad009daf</meta:generator>
    <meta:document-statistic meta:table-count="0" meta:image-count="0" meta:object-count="0" meta:page-count="4" meta:paragraph-count="50" meta:word-count="1294" meta:character-count="8198" meta:non-whitespace-character-count="6974"/>
  </office:meta>
</office:document-meta>
</file>